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F0000022A6721B003DBF2AD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4b0" officeooo:paragraph-rsid="001184b0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877cm" svg:y="0cm" svg:width="20.466cm" svg:height="12.896cm" draw:z-index="0"><draw:image xlink:href="Pictures/100002010000036F0000022A6721B003DBF2AD2D.png" xlink:type="simple" xlink:show="embed" xlink:actuate="onLoad"/></draw:frame><draw:frame text:anchor-type="paragraph" draw:z-index="1" draw:name="Shape1" draw:style-name="gr1" draw:text-style-name="P3" svg:width="11.06cm" svg:height="1.95cm" svg:x="4.045cm" svg:y="16.073cm"><draw:text-box><text:p text:style-name="P2"><text:span text:style-name="T1">AUTOMATED ACCESS ON NUTRITIONAL STATUS</text:span></text:p><text:p text:style-name="P2"/><text:p text:style-name="P2">ENTITY – RELATIONSHIP DIAGRAM</text:p><text:p text:style-name="P2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1:49:47.330018520</meta:creation-date>
    <dc:date>2016-10-11T14:23:07.239753908</dc:date>
    <meta:editing-duration>PT23M12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